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4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string" calcext:value-type="string">
            <text:p>CMF</text:p>
          </table:table-cell>
          <table:table-cell table:style-name="ce1" office:value-type="string" calcext:value-type="string">
            <text:p>PMF</text:p>
          </table:table-cell>
          <table:table-cell table:style-name="ce1" office:value-type="string" calcext:value-type="string">
            <text:p>PSF</text:p>
          </table:table-cell>
          <table:table-cell table:number-columns-repeated="2"/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SF</text:p>
          </table:table-cell>
          <table:table-cell table:style-name="ce2" office:value-type="string" calcext:value-type="string">
            <text:p>CMF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F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6.0757" calcext:value-type="float">
            <text:p>96.0757</text:p>
          </table:table-cell>
          <table:table-cell office:value-type="float" office:value="83.3017" calcext:value-type="float">
            <text:p>83.3017</text:p>
          </table:table-cell>
          <table:table-cell office:value-type="float" office:value="75.0616" calcext:value-type="float">
            <text:p>75.0616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2.2345" calcext:value-type="float">
            <text:p>92.2345</text:p>
          </table:table-cell>
          <table:table-cell table:number-columns-repeated="7"/>
          <table:table-cell office:value-type="float" office:value="70.8692" calcext:value-type="float">
            <text:p>70.8692</text:p>
          </table:table-cell>
        </table:table-row>
        <table:table-row table:style-name="ro1">
          <table:table-cell/>
          <table:table-cell office:value-type="float" office:value="94.1413" calcext:value-type="float">
            <text:p>94.1413</text:p>
          </table:table-cell>
          <table:table-cell office:value-type="float" office:value="84.2072" calcext:value-type="float">
            <text:p>84.2072</text:p>
          </table:table-cell>
          <table:table-cell office:value-type="float" office:value="100" calcext:value-type="float">
            <text:p>100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3.0563" calcext:value-type="float">
            <text:p>93.0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.8831" calcext:value-type="float">
            <text:p>94.8831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96.2286" calcext:value-type="float">
            <text:p>96.2286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99.4875" calcext:value-type="float">
            <text:p>99.4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.8323" calcext:value-type="float">
            <text:p>91.8323</text:p>
          </table:table-cell>
          <table:table-cell office:value-type="float" office:value="80.5164" calcext:value-type="float">
            <text:p>80.5164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4.2486" calcext:value-type="float">
            <text:p>84.248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.8332" calcext:value-type="float">
            <text:p>98.8332</text:p>
          </table:table-cell>
          <table:table-cell/>
          <table:table-cell office:value-type="float" office:value="87.8574" calcext:value-type="float">
            <text:p>87.85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.2351" calcext:value-type="float">
            <text:p>79.2351</text:p>
          </table:table-cell>
          <table:table-cell/>
          <table:table-cell office:value-type="float" office:value="93.6773" calcext:value-type="float">
            <text:p>93.67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.6252" calcext:value-type="float">
            <text:p>99.6252</text:p>
          </table:table-cell>
          <table:table-cell/>
          <table:table-cell office:value-type="float" office:value="94.6794" calcext:value-type="float">
            <text:p>94.67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.0447" calcext:value-type="float">
            <text:p>91.0447</text:p>
          </table:table-cell>
          <table:table-cell/>
          <table:table-cell office:value-type="float" office:value="88.6761" calcext:value-type="float">
            <text:p>88.67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.8942" calcext:value-type="float">
            <text:p>96.89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5.1892" calcext:value-type="float">
            <text:p>95.1892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.8607" calcext:value-type="float">
            <text:p>69.86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.0478" calcext:value-type="float">
            <text:p>76.0478</text:p>
          </table:table-cell>
          <table:table-cell/>
          <table:table-cell office:value-type="float" office:value="91.7365" calcext:value-type="float">
            <text:p>91.7365</text:p>
          </table:table-cell>
          <table:table-cell table:number-columns-repeated="6"/>
          <table:table-cell office:value-type="float" office:value="66.133" calcext:value-type="float">
            <text:p>66.133</text:p>
          </table:table-cell>
          <table:table-cell/>
        </table:table-row>
        <table:table-row table:style-name="ro1">
          <table:table-cell/>
          <table:table-cell office:value-type="float" office:value="95.9397" calcext:value-type="float">
            <text:p>95.939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4.9881" calcext:value-type="float">
            <text:p>94.98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7.0417" calcext:value-type="float">
            <text:p>87.04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8.026" calcext:value-type="float">
            <text:p>78.026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77.737" calcext:value-type="float">
            <text:p>77.737</text:p>
          </table:table-cell>
          <table:table-cell office:value-type="float" office:value="99.486" calcext:value-type="float">
            <text:p>99.486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98.8005" calcext:value-type="float">
            <text:p>98.8005</text:p>
          </table:table-cell>
          <table:table-cell table:number-columns-repeated="2"/>
          <table:table-cell office:value-type="float" office:value="71.4286" calcext:value-type="float">
            <text:p>71.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.7846" calcext:value-type="float">
            <text:p>69.7846</text:p>
          </table:table-cell>
          <table:table-cell office:value-type="float" office:value="85.4708" calcext:value-type="float">
            <text:p>85.4708</text:p>
          </table:table-cell>
          <table:table-cell office:value-type="float" office:value="68.313" calcext:value-type="float">
            <text:p>68.313</text:p>
          </table:table-cell>
          <table:table-cell office:value-type="float" office:value="100" calcext:value-type="float">
            <text:p>100</text:p>
          </table:table-cell>
          <table:table-cell office:value-type="float" office:value="97.84" calcext:value-type="float">
            <text:p>97.84</text:p>
          </table:table-cell>
          <table:table-cell office:value-type="float" office:value="68.8358" calcext:value-type="float">
            <text:p>68.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90.0292" calcext:value-type="float">
            <text:p>90.0292</text:p>
          </table:table-cell>
          <table:table-cell table:number-columns-repeated="2"/>
          <table:table-cell office:value-type="float" office:value="89.2703" calcext:value-type="float">
            <text:p>89.27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.0265" calcext:value-type="float">
            <text:p>94.026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8.0312" calcext:value-type="float">
            <text:p>88.0312</text:p>
          </table:table-cell>
          <table:table-cell office:value-type="float" office:value="87.5339" calcext:value-type="float">
            <text:p>87.533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.5565" calcext:value-type="float">
            <text:p>99.5565</text:p>
          </table:table-cell>
          <table:table-cell/>
          <table:table-cell office:value-type="float" office:value="98.1307" calcext:value-type="float">
            <text:p>98.1307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9.6634" calcext:value-type="float">
            <text:p>99.6634</text:p>
          </table:table-cell>
          <table:table-cell table:number-columns-repeated="2"/>
          <table:table-cell office:value-type="float" office:value="71.3062" calcext:value-type="float">
            <text:p>71.30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.7669" calcext:value-type="float">
            <text:p>79.7669</text:p>
          </table:table-cell>
          <table:table-cell/>
          <table:table-cell office:value-type="float" office:value="82.3221" calcext:value-type="float">
            <text:p>82.3221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87.7191" calcext:value-type="float">
            <text:p>87.7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.5471" calcext:value-type="float">
            <text:p>94.5471</text:p>
          </table:table-cell>
          <table:table-cell/>
          <table:table-cell office:value-type="float" office:value="93.8342" calcext:value-type="float">
            <text:p>93.8342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7.8564" calcext:value-type="float">
            <text:p>97.8564</text:p>
          </table:table-cell>
          <table:table-cell office:value-type="float" office:value="74.5022" calcext:value-type="float">
            <text:p>74.5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.8962" calcext:value-type="float">
            <text:p>92.8962</text:p>
          </table:table-cell>
          <table:table-cell/>
          <table:table-cell office:value-type="float" office:value="94.6686" calcext:value-type="float">
            <text:p>94.6686</text:p>
          </table:table-cell>
          <table:table-cell table:number-columns-repeated="2"/>
          <table:table-cell office:value-type="float" office:value="90.1115" calcext:value-type="float">
            <text:p>90.11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.3734" calcext:value-type="float">
            <text:p>93.37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76.0829" calcext:value-type="float">
            <text:p>76.0829</text:p>
          </table:table-cell>
          <table:table-cell office:value-type="float" office:value="100" calcext:value-type="float">
            <text:p>100</text:p>
          </table:table-cell>
          <table:table-cell office:value-type="float" office:value="81.9237" calcext:value-type="float">
            <text:p>81.9237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71.5264" calcext:value-type="float">
            <text:p>71.5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.1561" calcext:value-type="float">
            <text:p>76.1561</text:p>
          </table:table-cell>
          <table:table-cell office:value-type="float" office:value="86.2644" calcext:value-type="float">
            <text:p>86.2644</text:p>
          </table:table-cell>
          <table:table-cell office:value-type="float" office:value="82.2726" calcext:value-type="float">
            <text:p>82.2726</text:p>
          </table:table-cell>
          <table:table-cell office:value-type="float" office:value="95.4105" calcext:value-type="float">
            <text:p>95.4105</text:p>
          </table:table-cell>
          <table:table-cell office:value-type="float" office:value="72.0485" calcext:value-type="float">
            <text:p>72.04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7783" calcext:value-type="float">
            <text:p>99.7783</text:p>
          </table:table-cell>
          <table:table-cell office:value-type="float" office:value="96.9166" calcext:value-type="float">
            <text:p>96.9166</text:p>
          </table:table-cell>
          <table:table-cell office:value-type="float" office:value="96.6345" calcext:value-type="float">
            <text:p>96.6345</text:p>
          </table:table-cell>
          <table:table-cell table:number-columns-repeated="2"/>
          <table:table-cell office:value-type="float" office:value="91.7022" calcext:value-type="float">
            <text:p>91.7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.7675" calcext:value-type="float">
            <text:p>75.7675</text:p>
          </table:table-cell>
          <table:table-cell table:number-columns-repeated="4"/>
          <table:table-cell office:value-type="float" office:value="97.4663" calcext:value-type="float">
            <text:p>97.4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.4534" calcext:value-type="float">
            <text:p>90.453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.4525" calcext:value-type="float">
            <text:p>95.45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.7476" calcext:value-type="float">
            <text:p>92.747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.054" calcext:value-type="float">
            <text:p>92.054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.5731" calcext:value-type="float">
            <text:p>83.5731</text:p>
          </table:table-cell>
          <table:table-cell office:value-type="float" office:value="80.72" calcext:value-type="float">
            <text:p>80.72</text:p>
          </table:table-cell>
          <table:table-cell office:value-type="float" office:value="91.5156" calcext:value-type="float">
            <text:p>91.5156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88.0233" calcext:value-type="float">
            <text:p>88.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7783" calcext:value-type="float">
            <text:p>99.7783</text:p>
          </table:table-cell>
          <table:table-cell office:value-type="float" office:value="77.9995" calcext:value-type="float">
            <text:p>77.9995</text:p>
          </table:table-cell>
          <table:table-cell office:value-type="float" office:value="68.313" calcext:value-type="float">
            <text:p>68.313</text:p>
          </table:table-cell>
          <table:table-cell office:value-type="float" office:value="99.6667" calcext:value-type="float">
            <text:p>99.6667</text:p>
          </table:table-cell>
          <table:table-cell/>
          <table:table-cell office:value-type="float" office:value="92.8594" calcext:value-type="float">
            <text:p>92.8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4866" calcext:value-type="float">
            <text:p>99.4866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89.253" calcext:value-type="float">
            <text:p>89.253</text:p>
          </table:table-cell>
          <table:table-cell office:value-type="float" office:value="99.8335" calcext:value-type="float">
            <text:p>99.83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.7783" calcext:value-type="float">
            <text:p>99.7783</text:p>
          </table:table-cell>
          <table:table-cell office:value-type="float" office:value="93.5412" calcext:value-type="float">
            <text:p>93.5412</text:p>
          </table:table-cell>
          <table:table-cell office:value-type="float" office:value="75.8863" calcext:value-type="float">
            <text:p>75.8863</text:p>
          </table:table-cell>
          <table:table-cell office:value-type="float" office:value="96.0879" calcext:value-type="float">
            <text:p>96.08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8.5903" calcext:value-type="float">
            <text:p>88.5903</text:p>
          </table:table-cell>
          <table:table-cell office:value-type="float" office:value="73.8442" calcext:value-type="float">
            <text:p>73.84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.7583" calcext:value-type="float">
            <text:p>97.75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.7349" calcext:value-type="float">
            <text:p>92.7349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7.42" calcext:value-type="float">
            <text:p>67.42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81.6945" calcext:value-type="float">
            <text:p>81.6945</text:p>
          </table:table-cell>
          <table:table-cell office:value-type="float" office:value="97.1897" calcext:value-type="float">
            <text:p>97.1897</text:p>
          </table:table-cell>
          <table:table-cell office:value-type="float" office:value="74.1599" calcext:value-type="float">
            <text:p>74.1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3.7353" calcext:value-type="float">
            <text:p>93.7353</text:p>
          </table:table-cell>
          <table:table-cell office:value-type="float" office:value="88.0098" calcext:value-type="float">
            <text:p>88.0098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81.8446" calcext:value-type="float">
            <text:p>81.84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9.486" calcext:value-type="float">
            <text:p>99.486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99.486" calcext:value-type="float">
            <text:p>99.4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9.6581" calcext:value-type="float">
            <text:p>99.6581</text:p>
          </table:table-cell>
          <table:table-cell office:value-type="float" office:value="87.8675" calcext:value-type="float">
            <text:p>87.867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82.2181" calcext:value-type="float">
            <text:p>82.21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1.4674" calcext:value-type="float">
            <text:p>81.4674</text:p>
          </table:table-cell>
          <table:table-cell office:value-type="float" office:value="91.4496" calcext:value-type="float">
            <text:p>91.4496</text:p>
          </table:table-cell>
          <table:table-cell office:value-type="float" office:value="99.8335" calcext:value-type="float">
            <text:p>99.83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9.0006" calcext:value-type="float">
            <text:p>99.0006</text:p>
          </table:table-cell>
          <table:table-cell office:value-type="float" office:value="98.3352" calcext:value-type="float">
            <text:p>98.3352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86.3287" calcext:value-type="float">
            <text:p>86.3287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97.3339" calcext:value-type="float">
            <text:p>97.3339</text:p>
          </table:table-cell>
          <table:table-cell/>
          <table:table-cell office:value-type="float" office:value="98.9784" calcext:value-type="float">
            <text:p>98.9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.8335" calcext:value-type="float">
            <text:p>99.8335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86.4804" calcext:value-type="float">
            <text:p>86.4804</text:p>
          </table:table-cell>
          <table:table-cell office:value-type="float" office:value="88.1554" calcext:value-type="float">
            <text:p>88.1554</text:p>
          </table:table-cell>
          <table:table-cell office:value-type="float" office:value="87.7883" calcext:value-type="float">
            <text:p>87.7883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81.6749" calcext:value-type="float">
            <text:p>81.6749</text:p>
          </table:table-cell>
          <table:table-cell table:number-columns-repeated="2"/>
          <table:table-cell office:value-type="float" office:value="71.4286" calcext:value-type="float">
            <text:p>71.4286</text:p>
          </table:table-cell>
          <table:table-cell table:number-columns-repeated="4"/>
          <table:table-cell office:value-type="float" office:value="66.2494" calcext:value-type="float">
            <text:p>66.2494</text:p>
          </table:table-cell>
        </table:table-row>
        <table:table-row table:style-name="ro1">
          <table:table-cell table:number-columns-repeated="2"/>
          <table:table-cell office:value-type="float" office:value="92.1117" calcext:value-type="float">
            <text:p>92.1117</text:p>
          </table:table-cell>
          <table:table-cell office:value-type="float" office:value="68.313" calcext:value-type="float">
            <text:p>68.313</text:p>
          </table:table-cell>
          <table:table-cell office:value-type="float" office:value="80.0047" calcext:value-type="float">
            <text:p>80.0047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89.7064" calcext:value-type="float">
            <text:p>89.70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.5993" calcext:value-type="float">
            <text:p>78.5993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90.9212" calcext:value-type="float">
            <text:p>90.9212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3174" calcext:value-type="float">
            <text:p>99.3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.2735" calcext:value-type="float">
            <text:p>83.2735</text:p>
          </table:table-cell>
          <table:table-cell office:value-type="float" office:value="100" calcext:value-type="float">
            <text:p>100</text:p>
          </table:table-cell>
          <table:table-cell office:value-type="float" office:value="99.1668" calcext:value-type="float">
            <text:p>99.16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3.2066" calcext:value-type="float">
            <text:p>93.20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8.6409" calcext:value-type="float">
            <text:p>98.6409</text:p>
          </table:table-cell>
          <table:table-cell office:value-type="float" office:value="94.4257" calcext:value-type="float">
            <text:p>94.42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.4855" calcext:value-type="float">
            <text:p>85.48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3.666" calcext:value-type="float">
            <text:p>83.6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2.3133" calcext:value-type="float">
            <text:p>92.31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2.6076" calcext:value-type="float">
            <text:p>92.6076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4.7285" calcext:value-type="float">
            <text:p>74.7285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82.9629" calcext:value-type="float">
            <text:p>82.9629</text:p>
          </table:table-cell>
          <table:table-cell/>
          <table:table-cell office:value-type="float" office:value="92.1415" calcext:value-type="float">
            <text:p>92.1415</text:p>
          </table:table-cell>
          <table:table-cell table:number-columns-repeated="5"/>
          <table:table-cell office:value-type="float" office:value="70.7107" calcext:value-type="float">
            <text:p>70.71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.9645" calcext:value-type="float">
            <text:p>96.9645</text:p>
          </table:table-cell>
          <table:table-cell office:value-type="float" office:value="77.4784" calcext:value-type="float">
            <text:p>77.4784</text:p>
          </table:table-cell>
          <table:table-cell/>
          <table:table-cell office:value-type="float" office:value="91.5498" calcext:value-type="float">
            <text:p>91.54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6.6714" calcext:value-type="float">
            <text:p>96.6714</text:p>
          </table:table-cell>
          <table:table-cell office:value-type="float" office:value="99.438" calcext:value-type="float">
            <text:p>99.43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0.1748" calcext:value-type="float">
            <text:p>90.1748</text:p>
          </table:table-cell>
          <table:table-cell office:value-type="float" office:value="91.9397" calcext:value-type="float">
            <text:p>91.939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3.666" calcext:value-type="float">
            <text:p>83.666</text:p>
          </table:table-cell>
          <table:table-cell office:value-type="float" office:value="96.1862" calcext:value-type="float">
            <text:p>96.1862</text:p>
          </table:table-cell>
          <table:table-cell/>
          <table:table-cell office:value-type="float" office:value="68.3138" calcext:value-type="float">
            <text:p>68.31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8.1375" calcext:value-type="float">
            <text:p>98.1375</text:p>
          </table:table-cell>
          <table:table-cell office:value-type="float" office:value="81.8769" calcext:value-type="float">
            <text:p>81.87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8.98" calcext:value-type="float">
            <text:p>98.98</text:p>
          </table:table-cell>
          <table:table-cell office:value-type="float" office:value="94.3441" calcext:value-type="float">
            <text:p>94.34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.3467" calcext:value-type="float">
            <text:p>95.34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6.6484" calcext:value-type="float">
            <text:p>96.6484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7.6816" calcext:value-type="float">
            <text:p>67.6816</text:p>
          </table:table-cell>
          <table:table-cell office:value-type="float" office:value="73.9119" calcext:value-type="float">
            <text:p>73.9119</text:p>
          </table:table-cell>
          <table:table-cell office:value-type="float" office:value="67.057" calcext:value-type="float">
            <text:p>67.057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97.0005" calcext:value-type="float">
            <text:p>97.0005</text:p>
          </table:table-cell>
          <table:table-cell office:value-type="float" office:value="88.8113" calcext:value-type="float">
            <text:p>88.81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.4263" calcext:value-type="float">
            <text:p>98.4263</text:p>
          </table:table-cell>
          <table:table-cell office:value-type="float" office:value="89.7101" calcext:value-type="float">
            <text:p>89.7101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8.4511" calcext:value-type="float">
            <text:p>68.45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.0137" calcext:value-type="float">
            <text:p>98.0137</text:p>
          </table:table-cell>
          <table:table-cell office:value-type="float" office:value="70.0219" calcext:value-type="float">
            <text:p>70.02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.0739" calcext:value-type="float">
            <text:p>89.0739</text:p>
          </table:table-cell>
          <table:table-cell office:value-type="float" office:value="87.9995" calcext:value-type="float">
            <text:p>87.9995</text:p>
          </table:table-cell>
          <table:table-cell office:value-type="float" office:value="94.4678" calcext:value-type="float">
            <text:p>94.4678</text:p>
          </table:table-cell>
          <table:table-cell/>
          <table:table-cell office:value-type="float" office:value="99.1668" calcext:value-type="float">
            <text:p>99.1668</text:p>
          </table:table-cell>
          <table:table-cell office:value-type="float" office:value="90.6637" calcext:value-type="float">
            <text:p>90.6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.0725" calcext:value-type="float">
            <text:p>91.0725</text:p>
          </table:table-cell>
          <table:table-cell office:value-type="float" office:value="100" calcext:value-type="float">
            <text:p>100</text:p>
          </table:table-cell>
          <table:table-cell office:value-type="float" office:value="96.5012" calcext:value-type="float">
            <text:p>96.50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0.1553" calcext:value-type="float">
            <text:p>90.1553</text:p>
          </table:table-cell>
          <table:table-cell office:value-type="float" office:value="100" calcext:value-type="float">
            <text:p>100</text:p>
          </table:table-cell>
          <table:table-cell office:value-type="float" office:value="81.6937" calcext:value-type="float">
            <text:p>81.693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8.9247" calcext:value-type="float">
            <text:p>98.9247</text:p>
          </table:table-cell>
          <table:table-cell office:value-type="float" office:value="91.125" calcext:value-type="float">
            <text:p>91.1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6.7546" calcext:value-type="float">
            <text:p>86.7546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80.386" calcext:value-type="float">
            <text:p>80.386</text:p>
          </table:table-cell>
          <table:table-cell office:value-type="float" office:value="94.0671" calcext:value-type="float">
            <text:p>94.0671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95.0263" calcext:value-type="float">
            <text:p>95.0263</text:p>
          </table:table-cell>
          <table:table-cell office:value-type="float" office:value="84.2062" calcext:value-type="float">
            <text:p>84.2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5565" calcext:value-type="float">
            <text:p>99.5565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100" calcext:value-type="float">
            <text:p>100</text:p>
          </table:table-cell>
          <table:table-cell office:value-type="float" office:value="68.8495" calcext:value-type="float">
            <text:p>68.84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.1306" calcext:value-type="float">
            <text:p>84.1306</text:p>
          </table:table-cell>
          <table:table-cell office:value-type="float" office:value="100" calcext:value-type="float">
            <text:p>100</text:p>
          </table:table-cell>
          <table:table-cell office:value-type="float" office:value="99.3333" calcext:value-type="float">
            <text:p>99.333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.7251" calcext:value-type="float">
            <text:p>90.7251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98.4673" calcext:value-type="float">
            <text:p>98.46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.4534" calcext:value-type="float">
            <text:p>90.4534</text:p>
          </table:table-cell>
          <table:table-cell office:value-type="float" office:value="96.3871" calcext:value-type="float">
            <text:p>96.3871</text:p>
          </table:table-cell>
          <table:table-cell table:number-columns-repeated="2"/>
          <table:table-cell office:value-type="float" office:value="96.9645" calcext:value-type="float">
            <text:p>96.9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.251" calcext:value-type="float">
            <text:p>96.251</text:p>
          </table:table-cell>
          <table:table-cell office:value-type="float" office:value="98.6409" calcext:value-type="float">
            <text:p>98.6409</text:p>
          </table:table-cell>
          <table:table-cell table:number-columns-repeated="2"/>
          <table:table-cell office:value-type="float" office:value="68.3367" calcext:value-type="float">
            <text:p>68.33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.7407" calcext:value-type="float">
            <text:p>91.7407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82.0489" calcext:value-type="float">
            <text:p>82.0489</text:p>
          </table:table-cell>
          <table:table-cell office:value-type="float" office:value="100" calcext:value-type="float">
            <text:p>100</text:p>
          </table:table-cell>
          <table:table-cell office:value-type="float" office:value="91.685" calcext:value-type="float">
            <text:p>91.68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75.8315" calcext:value-type="float">
            <text:p>75.83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.6578" calcext:value-type="float">
            <text:p>71.6578</text:p>
          </table:table-cell>
          <table:table-cell office:value-type="float" office:value="100" calcext:value-type="float">
            <text:p>100</text:p>
          </table:table-cell>
          <table:table-cell office:value-type="float" office:value="79.369" calcext:value-type="float">
            <text:p>79.369</text:p>
          </table:table-cell>
          <table:table-cell/>
          <table:table-cell office:value-type="float" office:value="92.1577" calcext:value-type="float">
            <text:p>92.15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.1165" calcext:value-type="float">
            <text:p>88.1165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80.9981" calcext:value-type="float">
            <text:p>80.9981</text:p>
          </table:table-cell>
          <table:table-cell/>
          <table:table-cell office:value-type="float" office:value="69.9394" calcext:value-type="float">
            <text:p>69.93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.0837" calcext:value-type="float">
            <text:p>94.0837</text:p>
          </table:table-cell>
          <table:table-cell office:value-type="float" office:value="94.9976" calcext:value-type="float">
            <text:p>94.9976</text:p>
          </table:table-cell>
          <table:table-cell office:value-type="float" office:value="99.8128" calcext:value-type="float">
            <text:p>99.8128</text:p>
          </table:table-cell>
          <table:table-cell/>
          <table:table-cell office:value-type="float" office:value="93.9577" calcext:value-type="float">
            <text:p>93.95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.4534" calcext:value-type="float">
            <text:p>90.4534</text:p>
          </table:table-cell>
          <table:table-cell office:value-type="float" office:value="83.7326" calcext:value-type="float">
            <text:p>83.7326</text:p>
          </table:table-cell>
          <table:table-cell office:value-type="float" office:value="99.6262" calcext:value-type="float">
            <text:p>99.62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.9247" calcext:value-type="float">
            <text:p>98.9247</text:p>
          </table:table-cell>
          <table:table-cell/>
          <table:table-cell office:value-type="float" office:value="99.4401" calcext:value-type="float">
            <text:p>99.44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8.6733" calcext:value-type="float">
            <text:p>88.67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1.1154" calcext:value-type="float">
            <text:p>91.1154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office:value-type="float" office:value="70.8286" calcext:value-type="float">
            <text:p>70.828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00" calcext:value-type="float">
            <text:p>100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98.5034" calcext:value-type="float">
            <text:p>98.5034</text:p>
          </table:table-cell>
          <table:table-cell office:value-type="float" office:value="97.6688" calcext:value-type="float">
            <text:p>97.6688</text:p>
          </table:table-cell>
          <table:table-cell office:value-type="float" office:value="99.6571" calcext:value-type="float">
            <text:p>99.6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.1511" calcext:value-type="float">
            <text:p>87.1511</text:p>
          </table:table-cell>
          <table:table-cell office:value-type="float" office:value="73.6601" calcext:value-type="float">
            <text:p>73.6601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70.1239" calcext:value-type="float">
            <text:p>70.123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.3086" calcext:value-type="float">
            <text:p>68.3086</text:p>
          </table:table-cell>
          <table:table-cell office:value-type="float" office:value="91.8595" calcext:value-type="float">
            <text:p>91.85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93.2559" calcext:value-type="float">
            <text:p>93.25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.9285" calcext:value-type="float">
            <text:p>98.9285</text:p>
          </table:table-cell>
          <table:table-cell office:value-type="float" office:value="83.666" calcext:value-type="float">
            <text:p>83.666</text:p>
          </table:table-cell>
          <table:table-cell office:value-type="float" office:value="95.4864" calcext:value-type="float">
            <text:p>95.4864</text:p>
          </table:table-cell>
          <table:table-cell/>
          <table:table-cell office:value-type="float" office:value="96.485" calcext:value-type="float">
            <text:p>96.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.4269" calcext:value-type="float">
            <text:p>96.4269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.2029" calcext:value-type="float">
            <text:p>75.20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6.4275" calcext:value-type="float">
            <text:p>86.4275</text:p>
          </table:table-cell>
          <table:table-cell office:value-type="float" office:value="83.666" calcext:value-type="float">
            <text:p>83.666</text:p>
          </table:table-cell>
          <table:table-cell/>
          <table:table-cell office:value-type="float" office:value="93.9359" calcext:value-type="float">
            <text:p>93.93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.6361" calcext:value-type="float">
            <text:p>98.636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.9167" calcext:value-type="float">
            <text:p>88.9167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.1497" calcext:value-type="float">
            <text:p>78.1497</text:p>
          </table:table-cell>
          <table:table-cell office:value-type="float" office:value="74.0113" calcext:value-type="float">
            <text:p>74.0113</text:p>
          </table:table-cell>
          <table:table-cell office:value-type="float" office:value="79.2907" calcext:value-type="float">
            <text:p>79.2907</text:p>
          </table:table-cell>
          <table:table-cell office:value-type="float" office:value="97.8367" calcext:value-type="float">
            <text:p>97.8367</text:p>
          </table:table-cell>
          <table:table-cell/>
          <table:table-cell office:value-type="float" office:value="88.7928" calcext:value-type="float">
            <text:p>88.7928</text:p>
          </table:table-cell>
          <table:table-cell table:number-columns-repeated="2"/>
          <table:table-cell office:value-type="float" office:value="71.4286" calcext:value-type="float">
            <text:p>71.4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92.6237" calcext:value-type="float">
            <text:p>92.6237</text:p>
          </table:table-cell>
          <table:table-cell office:value-type="float" office:value="83.8135" calcext:value-type="float">
            <text:p>83.8135</text:p>
          </table:table-cell>
          <table:table-cell/>
          <table:table-cell office:value-type="float" office:value="78.7667" calcext:value-type="float">
            <text:p>78.7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7783" calcext:value-type="float">
            <text:p>99.7783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96.5388" calcext:value-type="float">
            <text:p>96.5388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88.716" calcext:value-type="float">
            <text:p>88.7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5565" calcext:value-type="float">
            <text:p>99.5565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68.313" calcext:value-type="float">
            <text:p>68.313</text:p>
          </table:table-cell>
          <table:table-cell office:value-type="float" office:value="83.9731" calcext:value-type="float">
            <text:p>83.9731</text:p>
          </table:table-cell>
          <table:table-cell/>
          <table:table-cell office:value-type="float" office:value="96.306" calcext:value-type="float">
            <text:p>96.3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.9119" calcext:value-type="float">
            <text:p>94.9119</text:p>
          </table:table-cell>
          <table:table-cell office:value-type="float" office:value="90.6918" calcext:value-type="float">
            <text:p>90.6918</text:p>
          </table:table-cell>
          <table:table-cell office:value-type="float" office:value="81.9597" calcext:value-type="float">
            <text:p>81.9597</text:p>
          </table:table-cell>
          <table:table-cell/>
          <table:table-cell office:value-type="float" office:value="96.1075" calcext:value-type="float">
            <text:p>96.10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.908" calcext:value-type="float">
            <text:p>94.908</text:p>
          </table:table-cell>
          <table:table-cell/>
          <table:table-cell office:value-type="float" office:value="99.438" calcext:value-type="float">
            <text:p>99.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8.01" calcext:value-type="float">
            <text:p>88.01</text:p>
          </table:table-cell>
          <table:table-cell/>
          <table:table-cell office:value-type="float" office:value="90.7322" calcext:value-type="float">
            <text:p>90.73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3.0531" calcext:value-type="float">
            <text:p>93.0531</text:p>
          </table:table-cell>
          <table:table-cell/>
          <table:table-cell office:value-type="float" office:value="82.5765" calcext:value-type="float">
            <text:p>82.576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.9285" calcext:value-type="float">
            <text:p>98.9285</text:p>
          </table:table-cell>
          <table:table-cell/>
          <table:table-cell office:value-type="float" office:value="99.6667" calcext:value-type="float">
            <text:p>99.66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.9721" calcext:value-type="float">
            <text:p>97.97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9.4154" calcext:value-type="float">
            <text:p>89.41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.8334" calcext:value-type="float">
            <text:p>94.8334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95.0268" calcext:value-type="float">
            <text:p>95.0268</text:p>
          </table:table-cell>
          <table:table-cell office:value-type="float" office:value="85.0112" calcext:value-type="float">
            <text:p>85.0112</text:p>
          </table:table-cell>
          <table:table-cell/>
          <table:table-cell office:value-type="float" office:value="66.6758" calcext:value-type="float">
            <text:p>66.6758</text:p>
          </table:table-cell>
          <table:table-cell table:number-columns-repeated="4"/>
          <table:table-cell office:value-type="float" office:value="70.8656" calcext:value-type="float">
            <text:p>70.8656</text:p>
          </table:table-cell>
          <table:table-cell office:value-type="float" office:value="70.8286" calcext:value-type="float">
            <text:p>70.8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.7285" calcext:value-type="float">
            <text:p>83.7285</text:p>
          </table:table-cell>
          <table:table-cell office:value-type="float" office:value="94.0722" calcext:value-type="float">
            <text:p>94.0722</text:p>
          </table:table-cell>
          <table:table-cell office:value-type="float" office:value="83.5227" calcext:value-type="float">
            <text:p>83.5227</text:p>
          </table:table-cell>
          <table:table-cell office:value-type="float" office:value="97.8498" calcext:value-type="float">
            <text:p>97.8498</text:p>
          </table:table-cell>
          <table:table-cell/>
          <table:table-cell office:value-type="float" office:value="88.7641" calcext:value-type="float">
            <text:p>88.7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3355" calcext:value-type="float">
            <text:p>99.3355</text:p>
          </table:table-cell>
          <table:table-cell office:value-type="float" office:value="84.2072" calcext:value-type="float">
            <text:p>84.207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5.1545" calcext:value-type="float">
            <text:p>95.15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.413" calcext:value-type="float">
            <text:p>97.413</text:p>
          </table:table-cell>
          <table:table-cell table:number-columns-repeated="3"/>
          <table:table-cell office:value-type="float" office:value="97.485" calcext:value-type="float">
            <text:p>97.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.0907" calcext:value-type="float">
            <text:p>83.0907</text:p>
          </table:table-cell>
          <table:table-cell table:number-columns-repeated="3"/>
          <table:table-cell office:value-type="float" office:value="99.486" calcext:value-type="float">
            <text:p>99.48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.8288" calcext:value-type="float">
            <text:p>99.828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75.2233" calcext:value-type="float">
            <text:p>75.2233</text:p>
          </table:table-cell>
          <table:table-cell office:value-type="float" office:value="100" calcext:value-type="float">
            <text:p>100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86.4412" calcext:value-type="float">
            <text:p>86.44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.4902" calcext:value-type="float">
            <text:p>88.4902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99.8335" calcext:value-type="float">
            <text:p>99.8335</text:p>
          </table:table-cell>
          <table:table-cell/>
          <table:table-cell office:value-type="float" office:value="99.6581" calcext:value-type="float">
            <text:p>99.65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.9534" calcext:value-type="float">
            <text:p>73.9534</text:p>
          </table:table-cell>
          <table:table-cell office:value-type="float" office:value="83.666" calcext:value-type="float">
            <text:p>83.666</text:p>
          </table:table-cell>
          <table:table-cell table:number-columns-repeated="2"/>
          <table:table-cell office:value-type="float" office:value="94.1569" calcext:value-type="float">
            <text:p>94.15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6.485" calcext:value-type="float">
            <text:p>96.485</text:p>
          </table:table-cell>
          <table:table-cell table:number-columns-repeated="2"/>
          <table:table-cell office:value-type="float" office:value="81.4864" calcext:value-type="float">
            <text:p>81.48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4.3395" calcext:value-type="float">
            <text:p>84.3395</text:p>
          </table:table-cell>
          <table:table-cell table:number-columns-repeated="2"/>
          <table:table-cell office:value-type="float" office:value="71.7557" calcext:value-type="float">
            <text:p>71.75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.5352" calcext:value-type="float">
            <text:p>89.5352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2.915" calcext:value-type="float">
            <text:p>82.915</text:p>
          </table:table-cell>
          <table:table-cell office:value-type="float" office:value="72.0837" calcext:value-type="float">
            <text:p>72.0837</text:p>
          </table:table-cell>
          <table:table-cell office:value-type="float" office:value="75.8565" calcext:value-type="float">
            <text:p>75.8565</text:p>
          </table:table-cell>
          <table:table-cell office:value-type="float" office:value="72.5625" calcext:value-type="float">
            <text:p>72.5625</text:p>
          </table:table-cell>
          <table:table-cell office:value-type="float" office:value="97.501" calcext:value-type="float">
            <text:p>97.501</text:p>
          </table:table-cell>
          <table:table-cell office:value-type="float" office:value="86.636" calcext:value-type="float">
            <text:p>86.636</text:p>
          </table:table-cell>
          <table:table-cell table:number-columns-repeated="6"/>
          <table:table-cell office:value-type="float" office:value="67.727" calcext:value-type="float">
            <text:p>67.727</text:p>
          </table:table-cell>
          <table:table-cell/>
        </table:table-row>
        <table:table-row table:style-name="ro1">
          <table:table-cell/>
          <table:table-cell office:value-type="float" office:value="97.6933" calcext:value-type="float">
            <text:p>97.6933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91.9657" calcext:value-type="float">
            <text:p>91.9657</text:p>
          </table:table-cell>
          <table:table-cell office:value-type="float" office:value="83.4423" calcext:value-type="float">
            <text:p>83.4423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99.3174" calcext:value-type="float">
            <text:p>99.31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.2936" calcext:value-type="float">
            <text:p>92.2936</text:p>
          </table:table-cell>
          <table:table-cell office:value-type="float" office:value="100" calcext:value-type="float">
            <text:p>100</text:p>
          </table:table-cell>
          <table:table-cell office:value-type="float" office:value="84.2179" calcext:value-type="float">
            <text:p>84.2179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3.3044" calcext:value-type="float">
            <text:p>93.30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.6194" calcext:value-type="float">
            <text:p>76.6194</text:p>
          </table:table-cell>
          <table:table-cell office:value-type="float" office:value="94.4987" calcext:value-type="float">
            <text:p>94.4987</text:p>
          </table:table-cell>
          <table:table-cell office:value-type="float" office:value="96.1567" calcext:value-type="float">
            <text:p>96.1567</text:p>
          </table:table-cell>
          <table:table-cell/>
          <table:table-cell office:value-type="float" office:value="93.8858" calcext:value-type="float">
            <text:p>93.88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.1332" calcext:value-type="float">
            <text:p>91.1332</text:p>
          </table:table-cell>
          <table:table-cell office:value-type="float" office:value="91.185" calcext:value-type="float">
            <text:p>91.1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3.3234" calcext:value-type="float">
            <text:p>93.32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.2573" calcext:value-type="float">
            <text:p>93.2573</text:p>
          </table:table-cell>
          <table:table-cell/>
          <table:table-cell office:value-type="float" office:value="84.8619" calcext:value-type="float">
            <text:p>84.8619</text:p>
          </table:table-cell>
          <table:table-cell/>
          <table:table-cell office:value-type="float" office:value="86.043" calcext:value-type="float">
            <text:p>86.0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.9663" calcext:value-type="float">
            <text:p>88.96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.781" calcext:value-type="float">
            <text:p>95.7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.2936" calcext:value-type="float">
            <text:p>92.29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1.4036" calcext:value-type="float">
            <text:p>91.40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4.5604" calcext:value-type="float">
            <text:p>94.56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.1064" calcext:value-type="float">
            <text:p>95.1064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85.4864" calcext:value-type="float">
            <text:p>85.4864</text:p>
          </table:table-cell>
          <table:table-cell office:value-type="float" office:value="78.3716" calcext:value-type="float">
            <text:p>78.3716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70.4778" calcext:value-type="float">
            <text:p>70.4778</text:p>
          </table:table-cell>
          <table:table-cell table:number-columns-repeated="2"/>
          <table:table-cell office:value-type="float" office:value="70.8656" calcext:value-type="float">
            <text:p>70.86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7.9745" calcext:value-type="float">
            <text:p>77.9745</text:p>
          </table:table-cell>
          <table:table-cell office:value-type="float" office:value="95.8033" calcext:value-type="float">
            <text:p>95.8033</text:p>
          </table:table-cell>
          <table:table-cell office:value-type="float" office:value="77.2588" calcext:value-type="float">
            <text:p>77.2588</text:p>
          </table:table-cell>
          <table:table-cell/>
          <table:table-cell office:value-type="float" office:value="67.9328" calcext:value-type="float">
            <text:p>67.9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.8934" calcext:value-type="float">
            <text:p>87.8934</text:p>
          </table:table-cell>
          <table:table-cell office:value-type="float" office:value="97.8796" calcext:value-type="float">
            <text:p>97.8796</text:p>
          </table:table-cell>
          <table:table-cell office:value-type="float" office:value="90.4588" calcext:value-type="float">
            <text:p>90.4588</text:p>
          </table:table-cell>
          <table:table-cell office:value-type="float" office:value="88.4337" calcext:value-type="float">
            <text:p>88.4337</text:p>
          </table:table-cell>
          <table:table-cell/>
          <table:table-cell office:value-type="float" office:value="68.6802" calcext:value-type="float">
            <text:p>68.6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.0546" calcext:value-type="float">
            <text:p>81.054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2.0539" calcext:value-type="float">
            <text:p>92.05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9.486" calcext:value-type="float">
            <text:p>99.486</text:p>
          </table:table-cell>
          <table:table-cell table:number-columns-repeated="2"/>
          <table:table-cell office:value-type="float" office:value="79.9957" calcext:value-type="float">
            <text:p>79.99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2.5003" calcext:value-type="float">
            <text:p>92.5003</text:p>
          </table:table-cell>
          <table:table-cell table:number-columns-repeated="2"/>
          <table:table-cell office:value-type="float" office:value="90.4762" calcext:value-type="float">
            <text:p>90.47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6.833" calcext:value-type="float">
            <text:p>96.83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76.0045" calcext:value-type="float">
            <text:p>76.0045</text:p>
          </table:table-cell>
          <table:table-cell office:value-type="float" office:value="78.7388" calcext:value-type="float">
            <text:p>78.7388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99.005" calcext:value-type="float">
            <text:p>99.005</text:p>
          </table:table-cell>
          <table:table-cell office:value-type="float" office:value="96.306" calcext:value-type="float">
            <text:p>96.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5565" calcext:value-type="float">
            <text:p>99.5565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83.7478" calcext:value-type="float">
            <text:p>83.7478</text:p>
          </table:table-cell>
          <table:table-cell office:value-type="float" office:value="100" calcext:value-type="float">
            <text:p>100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68.8985" calcext:value-type="float">
            <text:p>68.89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.3688" calcext:value-type="float">
            <text:p>97.3688</text:p>
          </table:table-cell>
          <table:table-cell office:value-type="float" office:value="86.4044" calcext:value-type="float">
            <text:p>86.4044</text:p>
          </table:table-cell>
          <table:table-cell office:value-type="float" office:value="66.3781" calcext:value-type="float">
            <text:p>66.3781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85.1428" calcext:value-type="float">
            <text:p>85.14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3.8627" calcext:value-type="float">
            <text:p>93.86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.9671" calcext:value-type="float">
            <text:p>83.96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9.8288" calcext:value-type="float">
            <text:p>99.8288</text:p>
          </table:table-cell>
          <table:table-cell office:value-type="float" office:value="90.1063" calcext:value-type="float">
            <text:p>90.10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4723" calcext:value-type="float">
            <text:p>92.4723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.7543" calcext:value-type="float">
            <text:p>77.7543</text:p>
          </table:table-cell>
          <table:table-cell table:number-columns-repeated="10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92.5195283" calcext:value-type="float">
            <text:p>92.5195283</text:p>
          </table:table-cell>
          <table:table-cell office:value-type="float" office:value="88.817909091" calcext:value-type="float">
            <text:p>88.817909091</text:p>
          </table:table-cell>
          <table:table-cell office:value-type="float" office:value="91.817714019" calcext:value-type="float">
            <text:p>91.817714019</text:p>
          </table:table-cell>
          <table:table-cell office:value-type="float" office:value="92.249181633" calcext:value-type="float">
            <text:p>92.249181633</text:p>
          </table:table-cell>
          <table:table-cell office:value-type="float" office:value="98.857765714" calcext:value-type="float">
            <text:p>98.857765714</text:p>
          </table:table-cell>
          <table:table-cell office:value-type="float" office:value="89.05300102" calcext:value-type="float">
            <text:p>89.05300102</text:p>
          </table:table-cell>
          <table:table-cell table:number-columns-repeated="3"/>
          <table:table-cell table:style-name="ce2" office:value-type="float" office:value="70.051515385" calcext:value-type="float">
            <text:p>70.05151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.dev</text:p>
          </table:table-cell>
          <table:table-cell office:value-type="float" office:value="9.949813614" calcext:value-type="float">
            <text:p>9.949813614</text:p>
          </table:table-cell>
          <table:table-cell office:value-type="float" office:value="8.929129711" calcext:value-type="float">
            <text:p>8.929129711</text:p>
          </table:table-cell>
          <table:table-cell office:value-type="float" office:value="8.6774696715" calcext:value-type="float">
            <text:p>8.6774696715</text:p>
          </table:table-cell>
          <table:table-cell office:value-type="float" office:value="8.9711784893" calcext:value-type="float">
            <text:p>8.9711784893</text:p>
          </table:table-cell>
          <table:table-cell office:value-type="float" office:value="1.2430031491" calcext:value-type="float">
            <text:p>1.2430031491</text:p>
          </table:table-cell>
          <table:table-cell office:value-type="float" office:value="9.9636533918" calcext:value-type="float">
            <text:p>9.9636533918</text:p>
          </table:table-cell>
          <table:table-cell table:number-columns-repeated="3"/>
          <table:table-cell table:style-name="ce2" office:value-type="float" office:value="1.9603115526" calcext:value-type="float">
            <text:p>1.9603115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90.7844" calcext:value-type="float">
            <text:p>90.7844</text:p>
          </table:table-cell>
          <table:table-cell office:value-type="float" office:value="94.4987" calcext:value-type="float">
            <text:p>94.4987</text:p>
          </table:table-cell>
          <table:table-cell office:value-type="float" office:value="96.5402" calcext:value-type="float">
            <text:p>96.5402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92.05395" calcext:value-type="float">
            <text:p>92.05395</text:p>
          </table:table-cell>
          <table:table-cell table:number-columns-repeated="3"/>
          <table:table-cell table:style-name="ce2" office:value-type="float" office:value="70.8656" calcext:value-type="float">
            <text:p>70.8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7.8934" calcext:value-type="float">
            <text:p>87.8934</text:p>
          </table:table-cell>
          <table:table-cell office:value-type="float" office:value="83.2278" calcext:value-type="float">
            <text:p>83.2278</text:p>
          </table:table-cell>
          <table:table-cell office:value-type="float" office:value="86.41595" calcext:value-type="float">
            <text:p>86.41595</text:p>
          </table:table-cell>
          <table:table-cell office:value-type="float" office:value="84.3789" calcext:value-type="float">
            <text:p>84.3789</text:p>
          </table:table-cell>
          <table:table-cell office:value-type="float" office:value="98.17445" calcext:value-type="float">
            <text:p>98.17445</text:p>
          </table:table-cell>
          <table:table-cell office:value-type="float" office:value="84.2168" calcext:value-type="float">
            <text:p>84.2168</text:p>
          </table:table-cell>
          <table:table-cell table:number-columns-repeated="3"/>
          <table:table-cell table:style-name="ce2" office:value-type="float" office:value="70.7107" calcext:value-type="float">
            <text:p>70.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96.549325" calcext:value-type="float">
            <text:p>96.549325</text:p>
          </table:table-cell>
          <table:table-cell office:value-type="float" office:value="99.486" calcext:value-type="float">
            <text:p>99.486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96.844625" calcext:value-type="float">
            <text:p>96.844625</text:p>
          </table:table-cell>
          <table:table-cell table:number-columns-repeated="3"/>
          <table:table-cell table:style-name="ce2" office:value-type="float" office:value="71.3062" calcext:value-type="float">
            <text:p>71.3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1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71.4286" calcext:value-type="float">
            <text:p>71.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7.6816" calcext:value-type="float">
            <text:p>67.6816</text:p>
          </table:table-cell>
          <table:table-cell office:value-type="float" office:value="67.42" calcext:value-type="float">
            <text:p>67.42</text:p>
          </table:table-cell>
          <table:table-cell office:value-type="float" office:value="67.057" calcext:value-type="float">
            <text:p>67.057</text:p>
          </table:table-cell>
          <table:table-cell office:value-type="float" office:value="66.3781" calcext:value-type="float">
            <text:p>66.3781</text:p>
          </table:table-cell>
          <table:table-cell office:value-type="float" office:value="95.0263" calcext:value-type="float">
            <text:p>95.0263</text:p>
          </table:table-cell>
          <table:table-cell office:value-type="float" office:value="66.6758" calcext:value-type="float">
            <text:p>66.6758</text:p>
          </table:table-cell>
          <table:table-cell table:number-columns-repeated="3"/>
          <table:table-cell table:style-name="ce2" office:value-type="float" office:value="66.133" calcext:value-type="float">
            <text:p>66.1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8:00:38.847975034</meta:creation-date>
    <dc:date>2017-05-20T19:59:46.076765048</dc:date>
    <meta:editing-duration>PT1H19M46S</meta:editing-duration>
    <meta:editing-cycles>3</meta:editing-cycles>
    <meta:generator>LibreOffice/4.2.8.2$Linux_X86_64 LibreOffice_project/420m0$Build-2</meta:generator>
    <meta:document-statistic meta:table-count="1" meta:cell-count="580" meta:object-count="0"/>
  </office:meta>
</office:document-meta>
</file>